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756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2.72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465in" svg:x="9.9146in" svg:y="5.6795in">
            <draw:object draw:notify-on-update-of-ranges="Sheet1.G2:Sheet1.G7 Sheet1.H2:Sheet1.H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72in" svg:height="3.5461in" svg:x="9.9606in" svg:y="1.8059in">
            <draw:object draw:notify-on-update-of-ranges="Sheet1.A2:Sheet1.A13 Sheet1.D2:Sheet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Size (KB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se to Shore</text:p>
          </table:table-cell>
          <table:table-cell office:value-type="string" calcext:value-type="string">
            <text:p>Michael Capuzzo</text:p>
          </table:table-cell>
          <table:table-cell office:value-type="string" calcext:value-type="string">
            <text:p>3Mixed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string" calcext:value-type="string">
            <text:p>Michael Capuzzo</text:p>
          </table:table-cell>
          <table:table-cell table:formula="of:=SUMIFS([.D2:.D70]; [.B2:.B70]; &quot;=Michael Capuzzo&quot;)" office:value-type="float" office:value="466" calcext:value-type="float">
            <text:p>466</text:p>
          </table:table-cell>
          <table:table-cell/>
          <table:table-cell office:value-type="string" calcext:value-type="string">
            <text:p>Shark_Bite_2021.08.19</text:p>
          </table:table-cell>
        </table:table-row>
        <table:table-row table:style-name="ro1">
          <table:table-cell office:value-type="string" calcext:value-type="string">
            <text:p>Jaws</text:p>
          </table:table-cell>
          <table:table-cell office:value-type="string" calcext:value-type="string">
            <text:p>Peter Benchley</text:p>
          </table:table-cell>
          <table:table-cell office:value-type="string" calcext:value-type="string">
            <text:p>3Mixed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string" calcext:value-type="string">
            <text:p>Peter Benchley</text:p>
          </table:table-cell>
          <table:table-cell table:formula="of:=SUMIFS([.D2:.D70]; [.B2:.B70]; &quot;=Peter Benchley&quot;)" office:value-type="float" office:value="868" calcext:value-type="float">
            <text:p>868</text:p>
          </table:table-cell>
          <table:table-cell/>
          <table:table-cell office:value-type="string" calcext:value-type="string">
            <text:p>2713 Steps (50%)</text:p>
          </table:table-cell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Steve Alten</text:p>
          </table:table-cell>
          <table:table-cell office:value-type="string" calcext:value-type="string">
            <text:p>3Mixed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string" calcext:value-type="string">
            <text:p>Steve Alten</text:p>
          </table:table-cell>
          <table:table-cell table:formula="of:=SUMIFS([.D2:.D70]; [.B2:.B70]; &quot;=Steve Alten&quot;)" office:value-type="float" office:value="1745" calcext:value-type="float">
            <text:p>1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lodon in Paradise</text:p>
          </table:table-cell>
          <table:table-cell office:value-type="string" calcext:value-type="string">
            <text:p>Hunter Shea</text:p>
          </table:table-cell>
          <table:table-cell office:value-type="string" calcext:value-type="string">
            <text:p>3Mixed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office:value-type="string" calcext:value-type="string">
            <text:p>Hunter Shea</text:p>
          </table:table-cell>
          <table:table-cell table:formula="of:=SUMIFS([.D2:.D70]; [.B2:.B70]; &quot;=Hunter Shea&quot;)"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fucking Sharks</text:p>
          </table:table-cell>
          <table:table-cell office:value-type="string" calcext:value-type="string">
            <text:p>Brian Allen Carr</text:p>
          </table:table-cell>
          <table:table-cell office:value-type="string" calcext:value-type="string">
            <text:p>3Mixed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rian Allen Carr</text:p>
          </table:table-cell>
          <table:table-cell table:formula="of:=SUMIFS([.D2:.D70]; [.B2:.B70]; &quot;=Brian Allen Carr&quot;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k Island</text:p>
          </table:table-cell>
          <table:table-cell office:value-type="string" calcext:value-type="string">
            <text:p>Chris Jameson</text:p>
          </table:table-cell>
          <table:table-cell office:value-type="string" calcext:value-type="string">
            <text:p>3Mixed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office:value-type="string" calcext:value-type="string">
            <text:p>Chris Jameson</text:p>
          </table:table-cell>
          <table:table-cell table:formula="of:=SUMIFS([.D2:.D70]; [.B2:.B70]; &quot;=Chris Jameson&quot;)" office:value-type="float" office:value="1214" calcext:value-type="float">
            <text:p>1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Trench</text:p>
          </table:table-cell>
          <table:table-cell office:value-type="string" calcext:value-type="string">
            <text:p>Steve Alten</text:p>
          </table:table-cell>
          <table:table-cell office:value-type="string" calcext:value-type="string">
            <text:p>3Mixed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string" calcext:value-type="string">
            <text:p>William McKeever</text:p>
          </table:table-cell>
          <table:table-cell table:formula="of:=SUMIFS([.D3:.D71]; [.B3:.B71]; &quot;=William McKeever&quot;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 Shark</text:p>
          </table:table-cell>
          <table:table-cell office:value-type="string" calcext:value-type="string">
            <text:p>Peter Benchley</text:p>
          </table:table-cell>
          <table:table-cell office:value-type="string" calcext:value-type="string">
            <text:p>3Mixed</text:p>
          </table:table-cell>
          <table:table-cell office:value-type="float" office:value="431" calcext:value-type="float">
            <text:p>431</text:p>
          </table:table-cell>
          <table:table-cell table:number-columns-repeated="3"/>
          <table:table-cell table:formula="of:=SUM([.H2:.H8])" office:value-type="float" office:value="4851" calcext:value-type="float">
            <text:p>4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k Beach</text:p>
          </table:table-cell>
          <table:table-cell office:value-type="string" calcext:value-type="string">
            <text:p>Chris Jameson</text:p>
          </table:table-cell>
          <table:table-cell office:value-type="string" calcext:value-type="string">
            <text:p>3Mixed</text:p>
          </table:table-cell>
          <table:table-cell office:value-type="float" office:value="418" calcext:value-type="float">
            <text:p>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vil Sharks</text:p>
          </table:table-cell>
          <table:table-cell office:value-type="string" calcext:value-type="string">
            <text:p>Chris Jameson</text:p>
          </table:table-cell>
          <table:table-cell office:value-type="string" calcext:value-type="string">
            <text:p>3Mixed</text:p>
          </table:table-cell>
          <table:table-cell office:value-type="float" office:value="394" calcext:value-type="float">
            <text:p>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: Nightstalkers</text:p>
          </table:table-cell>
          <table:table-cell office:value-type="string" calcext:value-type="string">
            <text:p>Steve Alten</text:p>
          </table:table-cell>
          <table:table-cell office:value-type="string" calcext:value-type="string">
            <text:p>3Mixed</text:p>
          </table:table-cell>
          <table:table-cell office:value-type="float" office:value="570" calcext:value-type="float">
            <text:p>5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erors of the Deep</text:p>
          </table:table-cell>
          <table:table-cell office:value-type="string" calcext:value-type="string">
            <text:p>William McKeever</text:p>
          </table:table-cell>
          <table:table-cell office:value-type="string" calcext:value-type="string">
            <text:p>3Mixed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 table:number-rows-repeated="58">
          <table:table-cell table:number-columns-repeated="10"/>
        </table:table-row>
        <table:table-row table:style-name="ro1">
          <table:table-cell table:number-columns-repeated="3"/>
          <table:table-cell table:formula="of:=SUM([.D2:.D70])" office:value-type="float" office:value="4851" calcext:value-type="float">
            <text:p>485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22:11:15.128515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4T00:22:35.968223155</meta:creation-date>
    <dc:date>2021-08-20T23:08:12.960096850</dc:date>
    <meta:editing-duration>P1DT2H18M1S</meta:editing-duration>
    <meta:editing-cycles>4</meta:editing-cycles>
    <meta:generator>LibreOffice/7.0.6.2$MacOSX_X86_64 LibreOffice_project/144abb84a525d8e30c9dbbefa69cbbf2d8d4ae3b</meta:generator>
    <meta:document-statistic meta:table-count="1" meta:cell-count="7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6cm" svg:height="9.008cm" xlink:href=".." xlink:type="simple" chart:class="chart:circle" chart:style-name="ch1">
        <chart:title svg:x="6.26cm" svg:y="0.316cm" chart:style-name="ch2">
          <text:p>Book Influences</text:p>
        </chart:title>
        <chart:legend chart:legend-position="end" svg:x="11.792cm" svg:y="1.472cm" style:legend-expansion="high" chart:style-name="ch3"/>
        <chart:plot-area chart:style-name="ch4" table:cell-range-address="Sheet1.A2:Sheet1.A13 Sheet1.D2:Sheet1.D13" chart:data-source-has-labels="column" svg:x="0.319cm" svg:y="1.285cm" svg:width="11.154cm" svg:height="7.543cm">
          <chart:coordinate-region svg:x="2.125cm" svg:y="1.286cm" svg:width="7.542cm" svg:height="7.542cm"/>
          <chart:axis chart:dimension="x" chart:name="primary-x" chart:style-name="ch5" chartooo:axis-type="auto">
            <chartooo:date-scale/>
            <chart:categories table:cell-range-address="Sheet1.A2:Sheet1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1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Close to Shore</text:p>
                <draw:g>
                  <svg:desc>Sheet1.A2:Sheet1.A13</svg:desc>
                </draw:g>
              </table:table-cell>
              <table:table-cell office:value-type="float" office:value="466">
                <text:p>466</text:p>
                <draw:g>
                  <svg:desc>Sheet1.D2:Sheet1.D13</svg:desc>
                </draw:g>
              </table:table-cell>
            </table:table-row>
            <table:table-row>
              <table:table-cell office:value-type="string">
                <text:p>Jaws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Meg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Megalodon in Paradise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Motherfucking Sharks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hark Island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The Trench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White Shark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Shark Beach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Devil Sharks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Meg: Nightstalkers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Emperors of the Deep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7cm" svg:height="9.009cm" xlink:href=".." xlink:type="simple" chart:class="chart:circle" chart:style-name="ch1">
        <chart:title svg:x="6.097cm" svg:y="0.316cm" chart:style-name="ch2">
          <text:p>Author Influences</text:p>
        </chart:title>
        <chart:legend chart:legend-position="end" svg:x="12.609cm" svg:y="2.963cm" style:legend-expansion="high" chart:style-name="ch3"/>
        <chart:plot-area chart:style-name="ch4" table:cell-range-address="Sheet1.G2:Sheet1.H7" chart:data-source-has-labels="column" svg:x="0.319cm" svg:y="1.285cm" svg:width="11.971cm" svg:height="7.544cm">
          <chart:coordinate-region svg:x="2.533cm" svg:y="1.286cm" svg:width="7.543cm" svg:height="7.543cm"/>
          <chart:axis chart:dimension="x" chart:name="primary-x" chart:style-name="ch5" chartooo:axis-type="auto">
            <chartooo:date-scale/>
            <chart:categories table:cell-range-address="Sheet1.G2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2:Sheet1.H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Michael Capuzzo</text:p>
                <draw:g>
                  <svg:desc>Sheet1.G2:Sheet1.G7</svg:desc>
                </draw:g>
              </table:table-cell>
              <table:table-cell office:value-type="float" office:value="466">
                <text:p>466</text:p>
                <draw:g>
                  <svg:desc>Sheet1.H2:Sheet1.H7</svg:desc>
                </draw:g>
              </table:table-cell>
            </table:table-row>
            <table:table-row>
              <table:table-cell office:value-type="string">
                <text:p>Peter Benchley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Steve Alten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Hunter Shea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Brian Allen Carr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hris Jameson</text:p>
              </table:table-cell>
              <table:table-cell office:value-type="float" office:value="1214">
                <text:p>12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